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82708"/>
    </style:style>
    <style:style style:name="P3" style:family="paragraph" style:parent-style-name="Standard" style:list-style-name="L1">
      <style:text-properties officeooo:paragraph-rsid="0017854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1a1b41"/>
    </style:style>
    <style:style style:name="T1" style:family="text">
      <style:text-properties officeooo:rsid="00178548"/>
    </style:style>
    <style:style style:name="T2" style:family="text">
      <style:text-properties officeooo:rsid="00182708"/>
    </style:style>
    <style:style style:name="T3" style:family="text">
      <style:text-properties style:font-name="Hack" officeooo:rsid="00182708" style:font-name-asian="Hack" style:font-name-complex="Hack"/>
    </style:style>
    <style:style style:name="T4" style:family="text">
      <style:text-properties fo:color="#00a933" loext:opacity="100%" officeooo:rsid="0016bc07"/>
    </style:style>
    <style:style style:name="T5" style:family="text">
      <style:text-properties fo:color="#00a933" loext:opacity="100%" officeooo:rsid="00178548"/>
    </style:style>
    <style:style style:name="T6" style:family="text">
      <style:text-properties fo:color="#00a933" loext:opacity="100%" style:font-name="Hack" officeooo:rsid="00182708" style:font-name-asian="Hack" style:font-name-complex="Hack"/>
    </style:style>
    <style:style style:name="T7" style:family="text">
      <style:text-properties officeooo:rsid="001a1b41"/>
    </style:style>
    <style:style style:name="T8" style:family="text">
      <style:text-properties officeooo:rsid="001aea0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4">controllers</text:p>
                </text:list-item>
                <text:list-item>
                  <text:p text:style-name="P4">models</text:p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</text:list-item>
                    <text:list-item>
                      <text:p text:style-name="P4">css</text:p>
                    </text:list-item>
                    <text:list-item>
                      <text:p text:style-name="P4">img</text:p>
                    </text:list-item>
                    <text:list-item>
                      <text:p text:style-name="P4">inc</text:p>
                    </text:list-item>
                    <text:list-item>
                      <text:p text:style-name="P4">js</text:p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3"><text:span text:style-name="T1">bd <text:s/></text:span>➔ (copia de la base de datos)</text:p>
            </text:list-item>
            <text:list-item>
              <text:p text:style-name="P5">config ➔ <text:span text:style-name="T8">(</text:span><text:span text:style-name="T7">Archivos de configuración de la aplicación</text:span><text:span text:style-name="T8">)</text:span></text:p>
            </text:list-item>
            <text:list-item>
              <text:p text:style-name="P5">docs ➔ <text:span text:style-name="T8">(</text:span><text:span text:style-name="T7">Estructura de directorios, Diagramas Entidad-Relación, Temporalización, etc.</text:span><text:span text:style-name="T8">)</text:span></text:p>
            </text:list-item>
            <text:list-item>
              <text:p text:style-name="P2"><text:span text:style-name="T4">.htaccess </text:span><text:span text:style-name="T5"><text:s/></text:span>➔ <text:span text:style-name="T8">(</text:span>Configuración rutas del servidor<text:span text:style-name="T8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09-30T14:46:15.909803985</dc:date>
    <meta:editing-duration>PT17M15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64" meta:character-count="330" meta:non-whitespace-character-count="297"/>
  </office:meta>
</office:document-meta>
</file>